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K3aVg4cdEeOBIufmjdxOvA.png"/>
  <manifest:file-entry manifest:media-type="image/.png" manifest:full-path="Pictures/_K3aVgIcdEeOBIufmjdxOvA.png"/>
  <manifest:file-entry manifest:media-type="image/.png" manifest:full-path="Pictures/_K3aVgocdEeOBIufmjdxOvA.png"/>
  <manifest:file-entry manifest:media-type="image/.png" manifest:full-path="Pictures/_K3aVgYcdEeOBIufmjdxOvA.png"/>
  <manifest:file-entry manifest:media-type="image/.png" manifest:full-path="Pictures/_K3jfcIcdEeOBIufmjdxOvA.png"/>
  <manifest:file-entry manifest:media-type="image/.png" manifest:full-path="Pictures/_K3QkgIcdEeOBIufmjdxOv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2pt" fo:font-style="normal" fo:font-weight="normal" fo:language="en" style:font-name="Times New Roman" style:font-size-asian="12pt" style:font-size-complex="12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.035cm" fo:margin-left="0cm" fo:margin-right="0cm" fo:margin-top="0.035cm" fo:orphans="2" fo:text-align="justify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12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3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4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5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6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Standard">
      <style:text-properties fo:country="US" fo:language="en" style:font-name="Times New Roman1" style:use-window-font-color="true"/>
    </style:style>
    <style:style style:family="paragraph" style:name="P1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break-before="page"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2" style:parent-style-name="Heading_20_2"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paragraph" style:name="P23" style:parent-style-name="Heading_20_3">
      <style:text-properties fo:background-color="transparent" fo:country="GB" fo:font-size="12pt" fo:font-style="normal" fo:font-weight="normal" fo:language="en" style:country-complex="SA" style:font-name="Times New Roman" style:font-name-asian="Times New Roman" style:font-name-complex="Arial" style:font-size-asian="12pt" style:font-size-complex="12pt" style:font-style-asian="normal" style:font-style-complex="normal" style:font-weight-asian="normal" style:font-weight-complex="normal" style:language-complex="ar" style:text-underline-style="none"/>
    </style:style>
    <style:style style:family="paragraph" style:name="P24" style:parent-style-name="Heading_20_4">
      <style:text-properties fo:background-color="transparent" fo:color="#800080" fo:country="GB" fo:font-size="12pt" fo:font-style="normal" fo:font-weight="bold" fo:language="en" style:country-complex="SA" style:font-name="Arial" style:font-name-asian="Times New Roman" style:font-name-complex="Arial" style:font-size-asian="12pt" style:font-size-complex="12pt" style:font-style-asian="normal" style:font-style-complex="normal" style:font-weight-asian="bold" style:font-weight-complex="bold" style:language-complex="ar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Analyse <text:s/>/ commande / ventes en ligne</text:h>
      <text:p text:style-name="P18"/>
      <text:p text:style-name="P7">Diagrammes de classes (dans LogicalView)</text:p>
      <text:p text:style-name="P1"/>
      <text:p text:style-name="P5"/>
      <text:p text:style-name="P6"/>
      <text:h text:outline-level="2" text:style-name="P22">Structures (packages et classes)</text:h>
      <text:p text:style-name="P1"><text:span text:style-name="T5"/></text:p>
      <text:p text:style-name="P1"><text:span text:style-name="T3"> </text:span><text:span text:style-name="T10"><text:s/></text:span></text:p>
      <text:p text:style-name="P17"/>
      <text:p text:style-name="P16"><text:span text:style-name="T4"/><text:span text:style-name="T4"><draw:frame draw:name="Cadre1" draw:style-name="fr1" draw:z-index="0" svg:height="10.012316666666665cm" svg:width="16.595cm" text:anchor-type="as-char"><draw:text-box fo:min-height="1.457cm" svg:height="1.457cm"><draw:frame style:rel-height="scale" style:rel-width="100%" svg:height="10.012316666666665cm" svg:width="16.595cm" text:anchor-type="frame"><draw:image xlink:actuate="onLoad" xlink:href="Pictures/_K3QkgIcdEeOBIufmjdxOvA.png" xlink:show="embed" xlink:type="simple"/></draw:frame><text:p text:style-name="Frame_20_contents"/></draw:text-box></draw:frame></text:span><text:span text:style-name="T4"/></text:p>
      <text:p text:style-name="P17"/>
      <text:p text:style-name="P19"/>
      <text:h text:outline-level="3" text:style-name="Heading_20_3">package "references"</text:h>
      <text:p text:style-name="P15"/>
      <text:p text:style-name="P17"/>
      <text:p text:style-name="P12"><text:span text:style-name="T8"/><text:span text:style-name="T8"><draw:frame draw:name="Cadre2" draw:style-name="fr1" draw:z-index="1" svg:height="9.419609015639374cm" svg:width="16.595cm" text:anchor-type="as-char"><draw:text-box fo:min-height="1.457cm" svg:height="1.457cm"><draw:frame style:rel-height="scale" style:rel-width="100%" svg:height="9.419609015639374cm" svg:width="16.595cm" text:anchor-type="frame"><draw:image xlink:actuate="onLoad" xlink:href="Pictures/_K3aVgIcdEeOBIufmjdxOvA.png" xlink:show="embed" xlink:type="simple"/></draw:frame><text:p text:style-name="Frame_20_contents"/></draw:text-box></draw:frame></text:span><text:span text:style-name="T8"/></text:p>
      <text:p text:style-name="P14"/>
      <text:p text:style-name="P19"/>
      <text:h text:outline-level="3" text:style-name="Heading_20_3">package "operationnel"</text:h>
      <text:p text:style-name="P15"/>
      <text:p text:style-name="P17"/>
      <text:p text:style-name="P12"><text:span text:style-name="T8"/><text:span text:style-name="T8"><draw:frame draw:name="Cadre2" draw:style-name="fr1" draw:z-index="1" svg:height="10.349569892473118cm" svg:width="16.595cm" text:anchor-type="as-char"><draw:text-box fo:min-height="1.457cm" svg:height="1.457cm"><draw:frame style:rel-height="scale" style:rel-width="100%" svg:height="10.349569892473118cm" svg:width="16.595cm" text:anchor-type="frame"><draw:image xlink:actuate="onLoad" xlink:href="Pictures/_K3aVgYcdEeOBIufmjdxOvA.png" xlink:show="embed" xlink:type="simple"/></draw:frame><text:p text:style-name="Frame_20_contents"/></draw:text-box></draw:frame></text:span><text:span text:style-name="T8"/></text:p>
      <text:p text:style-name="P12"><text:span text:style-name="T8"/><text:span text:style-name="T8"><draw:frame draw:name="Cadre2" draw:style-name="fr1" draw:z-index="1" svg:height="10.878944444444443cm" svg:width="16.595cm" text:anchor-type="as-char"><draw:text-box fo:min-height="1.457cm" svg:height="1.457cm"><draw:frame style:rel-height="scale" style:rel-width="100%" svg:height="10.878944444444443cm" svg:width="16.595cm" text:anchor-type="frame"><draw:image xlink:actuate="onLoad" xlink:href="Pictures/_K3aVgocdEeOBIufmjdxOvA.png" xlink:show="embed" xlink:type="simple"/></draw:frame><text:p text:style-name="Frame_20_contents"/></draw:text-box></draw:frame></text:span><text:span text:style-name="T8"/></text:p>
      <text:p text:style-name="P14"/>
      <text:p text:style-name="P19"/>
      <text:h text:outline-level="3" text:style-name="Heading_20_3">package "supports"</text:h>
      <text:p text:style-name="P15"/>
      <text:p text:style-name="P17"/>
      <text:p text:style-name="P12"><text:span text:style-name="T8"/><text:span text:style-name="T8"><draw:frame draw:name="Cadre2" draw:style-name="fr1" draw:z-index="1" svg:height="8.073243243243242cm" svg:width="16.595cm" text:anchor-type="as-char"><draw:text-box fo:min-height="1.457cm" svg:height="1.457cm"><draw:frame style:rel-height="scale" style:rel-width="100%" svg:height="8.073243243243242cm" svg:width="16.595cm" text:anchor-type="frame"><draw:image xlink:actuate="onLoad" xlink:href="Pictures/_K3aVg4cdEeOBIufmjdxOvA.png" xlink:show="embed" xlink:type="simple"/></draw:frame><text:p text:style-name="Frame_20_contents"/></draw:text-box></draw:frame></text:span><text:span text:style-name="T8"/></text:p>
      <text:p text:style-name="P14"/>
      <text:p text:style-name="P19"/>
      <text:h text:outline-level="3" text:style-name="Heading_20_3">package "generic"</text:h>
      <text:p text:style-name="P15"/>
      <text:p text:style-name="P17"/>
      <text:p text:style-name="P12"><text:span text:style-name="T8"/><text:span text:style-name="T8"><draw:frame draw:name="Cadre2" draw:style-name="fr1" draw:z-index="1" svg:height="8.5405230125523cm" svg:width="16.595cm" text:anchor-type="as-char"><draw:text-box fo:min-height="1.457cm" svg:height="1.457cm"><draw:frame style:rel-height="scale" style:rel-width="100%" svg:height="8.5405230125523cm" svg:width="16.595cm" text:anchor-type="frame"><draw:image xlink:actuate="onLoad" xlink:href="Pictures/_K3jfcIcdEeOBIufmjdxOvA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4">classe "Adresse"</text:h>
      <text:p text:style-name="P21"/>
      <text:p text:style-name="P10"/>
      <text:h text:outline-level="4" text:style-name="P24">classe "GestionAdresse"</text:h>
      <text:p text:style-name="P21"/>
      <text:p text:style-name="P10"/>
      <text:p text:style-name="P19"/>
      <text:p text:style-name="P19">
</text:p>
      <text:p text:style-name="P20"/>
      <text:h text:outline-level="2" text:style-name="P22">intéractions (réalisations des "uses cases")</text:h>
      <text:p text:style-name="P1"><text:span text:style-name="T5"/></text:p>
      <text:p text:style-name="P8"/>
      <text:p text:style-name="P9"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/text:p>
      <text:p text:style-name="P8">
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family="paragraph" style:name="Default" style:parent-style-name="Standard">
      <style:paragraph-properties fo:text-align="start" style:justify-single-word="false" style:text-autospace="none"/>
      <style:text-properties fo:color="#000000" fo:font-size="12pt" style:font-name="Courier New" style:font-name-asian="Courier New" style:font-name-complex="Courier New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commande / ventes en lign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32:05.65</dc:date>
    <dc:language>fr-FR</dc:language>
    <meta:editing-cycles>160</meta:editing-cycles>
    <meta:editing-duration>PT7H8M44S</meta:editing-duration>
    <meta:document-statistic meta:table-count="0" meta:image-count="0" meta:object-count="0" meta:page-count="2" meta:paragraph-count="39" meta:word-count="129" meta:character-count="1733" meta:non-whitespace-character-count="1633"/>
    <meta:user-defined meta:name="Info 1"/>
    <meta:user-defined meta:name="Info 2"/>
    <meta:user-defined meta:name="Info 3"/>
    <meta:user-defined meta:name="Info 4"/>
  </office:meta>
</office:document-meta>
</file>